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Georgia" svg:font-family="Georg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1.7693in"/>
    </style:style>
    <style:style style:name="co5" style:family="table-column">
      <style:table-column-properties fo:break-before="auto" style:column-width="5.1354in"/>
    </style:style>
    <style:style style:name="co7" style:family="table-column">
      <style:table-column-properties fo:break-before="auto" style:column-width="1.6909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1.2984in"/>
    </style:style>
    <style:style style:name="co10" style:family="table-column">
      <style:table-column-properties fo:break-before="auto" style:column-width="8.2827in"/>
    </style:style>
    <style:style style:name="co11" style:family="table-column">
      <style:table-column-properties fo:break-before="auto" style:column-width="1.229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color="#1c1c1c" style:text-outline="false" style:text-line-through-style="none" style:font-name="Georg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orgi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font-name="HelveticaNeue" fo:font-size="10pt" fo:letter-spacing="normal" style:letter-kerning="false" style:font-name-asian="HelveticaNeue" style:font-size-asian="10pt" style:font-name-complex="HelveticaNeue" style:font-size-complex="10pt"/>
    </style:style>
    <style:style style:name="T3" style:family="text">
      <style:text-properties fo:color="#000000" style:text-outline="false" style:font-name="HelveticaNeue" fo:font-size="10pt" fo:letter-spacing="normal" style:letter-kerning="false" style:font-name-asian="HelveticaNeue" style:font-size-asian="10pt" style:font-name-complex="HelveticaNeue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014" table:default-cell-style-name="ce2"/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validEmail</text:p>
          </table:table-cell>
          <table:table-cell office:value-type="string">
            <text:p>password</text:p>
          </table:table-cell>
          <table:table-cell office:value-type="string">
            <text:p>confirmPassword</text:p>
          </table:table-cell>
          <table:table-cell office:value-type="string">
            <text:p>passwordStrength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alid parameters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table:number-columns-repeated="2" office:value-type="string">
            <text:p>abcd1234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1a</text:p>
          </table:table-cell>
          <table:table-cell office:value-type="string">
            <text:p>Invalid firstName</text:p>
          </table:table-cell>
          <table:table-cell office:value-type="string">
            <text:p>“”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table:number-columns-repeated="2" office:value-type="string">
            <text:p>abcd1234</text:p>
          </table:table-cell>
          <table:table-cell table:number-columns-repeated="1017"/>
        </table:table-row>
        <table:table-row table:style-name="ro3">
          <table:table-cell office:value-type="string">
            <text:p>1b</text:p>
          </table:table-cell>
          <table:table-cell office:value-type="string">
            <text:p>invalid lastName</text:p>
          </table:table-cell>
          <table:table-cell office:value-type="string">
            <text:p>Justin</text:p>
          </table:table-cell>
          <table:table-cell table:style-name="ce3" office:value-type="string">
            <text:p><text:span text:style-name="T1">Wolfeschlegelsteinhausenbergerdorff-T</text:span><text:span text:style-name="T2">schaferswesenchafewarenwholgepflegeun</text:span></text:p>
          </table:table-cell>
          <table:table-cell office:value-type="string">
            <text:p><text:a xlink:href="mailto:jmaccree@oswego.edu">jmaccree@oswego.edu</text:a></text:p>
          </table:table-cell>
          <table:table-cell table:number-columns-repeated="2" office:value-type="string">
            <text:p>abcd1234</text:p>
          </table:table-cell>
          <table:table-cell table:number-columns-repeated="1017"/>
        </table:table-row>
        <table:table-row table:style-name="ro2">
          <table:table-cell office:value-type="string">
            <text:p>1c</text:p>
          </table:table-cell>
          <table:table-cell office:value-type="string">
            <text:p>invalid Email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store">jmaccree@store</text:a></text:p>
          </table:table-cell>
          <table:table-cell table:number-columns-repeated="2" office:value-type="string">
            <text:p>abcd1234</text:p>
          </table:table-cell>
          <table:table-cell table:number-columns-repeated="1017"/>
        </table:table-row>
        <table:table-row table:style-name="ro2">
          <table:table-cell office:value-type="string">
            <text:p>1d</text:p>
          </table:table-cell>
          <table:table-cell office:value-type="string">
            <text:p>invalid password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“”</text:p>
          </table:table-cell>
          <table:table-cell office:value-type="string">
            <text:p>abcd1234</text:p>
          </table:table-cell>
          <table:table-cell table:number-columns-repeated="1017"/>
        </table:table-row>
        <table:table-row table:style-name="ro2">
          <table:table-cell office:value-type="string">
            <text:p>1e</text:p>
          </table:table-cell>
          <table:table-cell office:value-type="string">
            <text:p>invalid confirm password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abcd1234</text:p>
          </table:table-cell>
          <table:table-cell office:value-type="string">
            <text:p>acbd1324</text:p>
          </table:table-cell>
          <table:table-cell table:number-columns-repeated="1017"/>
        </table:table-row>
        <table:table-row table:style-name="ro2">
          <table:table-cell office:value-type="string">
            <text:p>1f</text:p>
          </table:table-cell>
          <table:table-cell office:value-type="string">
            <text:p>invalid passwordStr.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table:number-columns-repeated="2" office:value-type="string">
            <text:p>abcd1234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ONTROL FLOW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style-name="Default" table:number-columns-repeated="2"/>
          <table:table-cell table:number-columns-repeated="3"/>
          <table:table-cell table:style-name="ce1" office:value-type="string">
            <text:p>PATH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validEmail</text:p>
          </table:table-cell>
          <table:table-cell office:value-type="string">
            <text:p>password</text:p>
          </table:table-cell>
          <table:table-cell office:value-type="string">
            <text:p>confirmPassword</text:p>
          </table:table-cell>
          <table:table-cell office:value-type="string">
            <text:p>passwordStrength</text:p>
          </table:table-cell>
          <table:table-cell table:number-columns-repeated="1016"/>
        </table:table-row>
        <table:table-row table:style-name="ro2">
          <table:table-cell office:value-type="string">
            <text:p>CF1</text:p>
          </table:table-cell>
          <table:table-cell office:value-type="string">
            <text:p>Valid parameters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table:number-columns-repeated="2" office:value-type="string">
            <text:p>abcd1234</text:p>
          </table:table-cell>
          <table:table-cell office:value-type="string">
            <text:p>?</text:p>
          </table:table-cell>
          <table:table-cell office:value-type="string">
            <text:p>UserSignsUp, EntersParameters, isValid, <text:span text:style-name="T4">account created email link sent</text:span></text:p>
          </table:table-cell>
          <table:table-cell office:value-type="string">
            <text:p>Passed</text:p>
          </table:table-cell>
          <table:table-cell table:number-columns-repeated="1014"/>
        </table:table-row>
        <table:table-row table:style-name="ro3">
          <table:table-cell office:value-type="string">
            <text:p>CF2</text:p>
          </table:table-cell>
          <table:table-cell office:value-type="string">
            <text:p>Invalid parameter(s)</text:p>
          </table:table-cell>
          <table:table-cell office:value-type="string">
            <text:p>Justin</text:p>
          </table:table-cell>
          <table:table-cell office:value-type="string">
            <text:p><text:span text:style-name="T1">Wolfeschlegelsteinhausenbergerdorff-T</text:span><text:span text:style-name="T3">schaferswesenchafewarenwholgepflegeun</text:span></text:p>
          </table:table-cell>
          <table:table-cell office:value-type="string">
            <text:p><text:a xlink:href="mailto:jmaccree@oswego.edu">jmaccree@oswego.edu</text:a></text:p>
          </table:table-cell>
          <table:table-cell table:number-columns-repeated="2" office:value-type="string">
            <text:p>abcd1234</text:p>
          </table:table-cell>
          <table:table-cell office:value-type="string">
            <text:p>?</text:p>
          </table:table-cell>
          <table:table-cell office:value-type="string">
            <text:p>UserSignsUp, EntersParameters, (isNOTValid, errorsOutputed, EntersParameters)<text:span text:style-name="T5">x</text:span>, isValid, <text:span text:style-name="T4">account created email link sent</text:span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Duplicate email</text:p>
          </table:table-cell>
          <table:table-cell office:value-type="string">
            <text:p>Justin</text:p>
          </table:table-cell>
          <table:table-cell office:value-type="string">
            <text:p>MacCreery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passpass</text:p>
          </table:table-cell>
          <table:table-cell office:value-type="string">
            <text:p>passpass</text:p>
          </table:table-cell>
          <table:table-cell office:value-type="string">
            <text:p>?</text:p>
          </table:table-cell>
          <table:table-cell office:value-type="string">
            <text:p>UserSignsUp, EntersParameters, (isNOTValid, errorsOutputed, EntersParameters)<text:span text:style-name="T5">x</text:span>, isValid, <text:span text:style-name="T4">account created email link sent</text:span></text:p>
          </table:table-cell>
          <table:table-cell office:value-type="string">
            <text:p>error not outputted</text:p>
          </table:table-cell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Georgia" svg:font-family="Georg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3/02/2016</text:date>, <text:time>14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6-03-02T13:27:51</meta:creation-date>
    <meta:generator>OpenOffice/4.1.1$Unix OpenOffice.org_project/411m6$Build-9775</meta:generator>
    <dc:date>2016-03-02T14:53:27</dc:date>
    <dc:creator>Justin </dc:creator>
    <meta:editing-duration>PT31M19S</meta:editing-duration>
    <meta:editing-cycles>4</meta:editing-cycles>
    <meta:document-statistic meta:table-count="3" meta:cell-count="99" meta:object-count="0"/>
  </office:meta>
</office:document-meta>
</file>